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25in" svg:y="0.1961in">
            <draw:object draw:notify-on-update-of-ranges="Sheet1.A3:Sheet1.A146 Sheet1.B3:Sheet1.B1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146in" svg:y="0.1122in">
            <draw:object draw:notify-on-update-of-ranges="Sheet1.W2:Sheet1.W34 Sheet1.Z2:Sheet1.Z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11.1402in" svg:y="4.4in">
            <draw:object draw:notify-on-update-of-ranges="Sheet1.J28:Sheet1.J39 Sheet1.L28:Sheet1.L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839in" svg:y="0.3949in">
            <draw:object draw:notify-on-update-of-ranges="Sheet1.K3:Sheet1.K3 Sheet1.N3:Sheet1.N3 Sheet1.K4:Sheet1.K4 Sheet1.N4:Sheet1.N4 Sheet1.K5:Sheet1.K5 Sheet1.N5:Sheet1.N5 Sheet1.K6:Sheet1.K6 Sheet1.N6:Sheet1.N6 Sheet1.K7:Sheet1.K7 Sheet1.N7:Sheet1.N7 Sheet1.K8:Sheet1.K8 Sheet1.N8:Sheet1.N8 Sheet1.K9:Sheet1.K9 Sheet1.N9:Sheet1.N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6.2988in" svg:height="3.5429in" svg:x="4.9067in" svg:y="8.0917in">
            <draw:object draw:notify-on-update-of-ranges="Sheet1.D39:Sheet1.D68 Sheet1.E39:Sheet1.E6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USA</text:p>
          </table:table-cell>
          <table:table-cell table:number-columns-repeated="20"/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90400" calcext:value-type="float">
            <text:p>1390400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] * 100 / [.X2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9" calcext:value-type="float">
            <text:p>51169</text:p>
          </table:table-cell>
          <table:table-cell table:number-columns-repeated="8"/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41244" calcext:value-type="float">
            <text:p>41244</text:p>
          </table:table-cell>
          <table:table-cell table:formula="of:=[.M3] * 100 / [.L3]" office:value-type="float" office:value="19.844779221779" calcext:value-type="float">
            <text:p>19.84477922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3] * 100 / [.X3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166" calcext:value-type="float">
            <text:p>26166</text:p>
          </table:table-cell>
          <table:table-cell table:formula="of:=[.M4] * 100 / [.L4]" office:value-type="float" office:value="16.7322117136992" calcext:value-type="float">
            <text:p>16.732211713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4] * 100 / [.X4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8"/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4736" calcext:value-type="float">
            <text:p>24736</text:p>
          </table:table-cell>
          <table:table-cell table:formula="of:=[.M5] * 100 / [.L5]" office:value-type="float" office:value="16.2689747704612" calcext:value-type="float">
            <text:p>16.26897477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5] * 100 / [.X5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5653" calcext:value-type="float">
            <text:p>25653</text:p>
          </table:table-cell>
          <table:table-cell table:formula="of:=[.M6] * 100 / [.L6]" office:value-type="float" office:value="16.313409771639" calcext:value-type="float">
            <text:p>16.313409771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6] * 100 / [.X6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table:number-columns-repeated="8"/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7858" calcext:value-type="float">
            <text:p>27858</text:p>
          </table:table-cell>
          <table:table-cell table:formula="of:=[.M7] * 100 / [.L7]" office:value-type="float" office:value="16.6338265324401" calcext:value-type="float">
            <text:p>16.633826532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7] * 100 / [.X7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00" calcext:value-type="float">
            <text:p>16400</text:p>
          </table:table-cell>
          <table:table-cell table:number-columns-repeated="8"/>
          <table:table-cell office:value-type="string" calcext:value-type="string">
            <text:p>pią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711" calcext:value-type="float">
            <text:p>36711</text:p>
          </table:table-cell>
          <table:table-cell table:formula="of:=[.M8] * 100 / [.L8]" office:value-type="float" office:value="17.4780161968378" calcext:value-type="float">
            <text:p>17.47801619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8] * 100 / [.X8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8"/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48929" calcext:value-type="float">
            <text:p>48929</text:p>
          </table:table-cell>
          <table:table-cell table:formula="of:=[.M9] * 100 / [.L9]" office:value-type="float" office:value="19.6412872872953" calcext:value-type="float">
            <text:p>19.641287287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9] * 100 / [.X9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10] * 100 / [.X10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7" calcext:value-type="float">
            <text:p>2487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690" calcext:value-type="float">
            <text:p>4690</text:p>
          </table:table-cell>
          <table:table-cell table:formula="of:= [.Y11] * 100 / [.X11]" office:value-type="float" office:value="13.3827935511485" calcext:value-type="float">
            <text:p>13.382793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5195" calcext:value-type="float">
            <text:p>5195</text:p>
          </table:table-cell>
          <table:table-cell table:formula="of:= [.Y12] * 100 / [.X12]" office:value-type="float" office:value="13.3513235672064" calcext:value-type="float">
            <text:p>13.3513235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1" calcext:value-type="float">
            <text:p>2014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6137" calcext:value-type="float">
            <text:p>6137</text:p>
          </table:table-cell>
          <table:table-cell table:formula="of:= [.Y13] * 100 / [.X13]" office:value-type="float" office:value="14.0290318893588" calcext:value-type="float">
            <text:p>14.029031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6849" calcext:value-type="float">
            <text:p>6849</text:p>
          </table:table-cell>
          <table:table-cell table:formula="of:= [.Y14] * 100 / [.X14]" office:value-type="float" office:value="14.4713488843813" calcext:value-type="float">
            <text:p>14.4713488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7686" calcext:value-type="float">
            <text:p>7686</text:p>
          </table:table-cell>
          <table:table-cell table:formula="of:= [.Y15] * 100 / [.X15]" office:value-type="float" office:value="14.8455758793193" calcext:value-type="float">
            <text:p>14.845575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3" calcext:value-type="float">
            <text:p>1733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9114" calcext:value-type="float">
            <text:p>9114</text:p>
          </table:table-cell>
          <table:table-cell table:formula="of:= [.Y16] * 100 / [.X16]" office:value-type="float" office:value="15.2678661171977" calcext:value-type="float">
            <text:p>15.2678661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10520" calcext:value-type="float">
            <text:p>10520</text:p>
          </table:table-cell>
          <table:table-cell table:formula="of:= [.Y17] * 100 / [.X17]" office:value-type="float" office:value="15.5208025966362" calcext:value-type="float">
            <text:p>15.520802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89" calcext:value-type="float">
            <text:p>14689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11119" calcext:value-type="float">
            <text:p>11119</text:p>
          </table:table-cell>
          <table:table-cell table:formula="of:= [.Y18] * 100 / [.X18]" office:value-type="float" office:value="16.2389916899125" calcext:value-type="float">
            <text:p>16.2389916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1905" calcext:value-type="float">
            <text:p>11905</text:p>
          </table:table-cell>
          <table:table-cell table:formula="of:= [.Y19] * 100 / [.X19]" office:value-type="float" office:value="16.4302078445444" calcext:value-type="float">
            <text:p>16.4302078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2480" calcext:value-type="float">
            <text:p>12480</text:p>
          </table:table-cell>
          <table:table-cell table:formula="of:= [.Y20] * 100 / [.X20]" office:value-type="float" office:value="16.9936954479228" calcext:value-type="float">
            <text:p>16.9936954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3" calcext:value-type="float">
            <text:p>1493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2481" calcext:value-type="float">
            <text:p>12481</text:p>
          </table:table-cell>
          <table:table-cell table:formula="of:= [.Y21] * 100 / [.X21]" office:value-type="float" office:value="18.1162365372892" calcext:value-type="float">
            <text:p>18.1162365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2661" calcext:value-type="float">
            <text:p>12661</text:p>
          </table:table-cell>
          <table:table-cell table:formula="of:= [.Y22] * 100 / [.X22]" office:value-type="float" office:value="18.7659334795755" calcext:value-type="float">
            <text:p>18.7659334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48" calcext:value-type="float">
            <text:p>1324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3139" calcext:value-type="float">
            <text:p>13139</text:p>
          </table:table-cell>
          <table:table-cell table:formula="of:= [.Y23] * 100 / [.X23]" office:value-type="float" office:value="19.1832622788063" calcext:value-type="float">
            <text:p>19.183262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3587" calcext:value-type="float">
            <text:p>13587</text:p>
          </table:table-cell>
          <table:table-cell table:formula="of:= [.Y24] * 100 / [.X24]" office:value-type="float" office:value="20.7790420260598" calcext:value-type="float">
            <text:p>20.7790420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4353" calcext:value-type="float">
            <text:p>14353</text:p>
          </table:table-cell>
          <table:table-cell table:formula="of:= [.Y25] * 100 / [.X25]" office:value-type="float" office:value="21.9116389838788" calcext:value-type="float">
            <text:p>21.911638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7" calcext:value-type="float">
            <text:p>158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6] * 100 / [.X26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27] * 100 / [.X27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16" calcext:value-type="float">
            <text:p>16416</text:p>
          </table:table-cell>
          <table:table-cell table:number-columns-repeated="7"/>
          <table:table-cell office:value-type="string" calcext:value-type="string">
            <text:p>styczeń</text:p>
          </table:table-cell>
          <table:table-cell office:value-type="float" office:value="92308" calcext:value-type="float">
            <text:p>92308</text:p>
          </table:table-cell>
          <table:table-cell office:value-type="float" office:value="15191" calcext:value-type="float">
            <text:p>151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28] * 100 / [.X28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3"/>
          <table:table-cell office:value-type="string" calcext:value-type="string">
            <text:p>luty</text:p>
          </table:table-cell>
          <table:table-cell office:value-type="float" office:value="85024" calcext:value-type="float">
            <text:p>85024</text:p>
          </table:table-cell>
          <table:table-cell office:value-type="float" office:value="14853" calcext:value-type="float">
            <text:p>1485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29] * 100 / [.X29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300141" calcext:value-type="float">
            <text:p>1300141</text:p>
          </table:table-cell>
          <table:table-cell office:value-type="float" office:value="231297" calcext:value-type="float">
            <text:p>231297</text:p>
          </table:table-cell>
          <table:table-cell table:style-name="ce1" table:formula="of:=[.F30] * 100 / [.E30]" office:value-type="float" office:value="17.790147376323" calcext:value-type="float">
            <text:p>17.79</text:p>
          </table:table-cell>
          <table:table-cell table:number-columns-repeated="2"/>
          <table:table-cell office:value-type="string" calcext:value-type="string">
            <text:p>marzec</text:p>
          </table:table-cell>
          <table:table-cell office:value-type="float" office:value="97849" calcext:value-type="float">
            <text:p>97849</text:p>
          </table:table-cell>
          <table:table-cell office:value-type="float" office:value="18003" calcext:value-type="float">
            <text:p>1800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30] * 100 / [.X30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114534" calcext:value-type="float">
            <text:p>114534</text:p>
          </table:table-cell>
          <table:table-cell office:value-type="float" office:value="14434" calcext:value-type="float">
            <text:p>14434</text:p>
          </table:table-cell>
          <table:table-cell table:style-name="ce1" table:formula="of:=[.F31] * 100 / [.E31]" office:value-type="float" office:value="12.6023713482459" calcext:value-type="float">
            <text:p>12.60</text:p>
          </table:table-cell>
          <table:table-cell table:number-columns-repeated="2"/>
          <table:table-cell office:value-type="string" calcext:value-type="string">
            <text:p>kwiecień</text:p>
          </table:table-cell>
          <table:table-cell office:value-type="float" office:value="101616" calcext:value-type="float">
            <text:p>101616</text:p>
          </table:table-cell>
          <table:table-cell office:value-type="float" office:value="19272" calcext:value-type="float">
            <text:p>1927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31] * 100 / [.X31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snow</text:p>
          </table:table-cell>
          <table:table-cell office:value-type="float" office:value="25499" calcext:value-type="float">
            <text:p>25499</text:p>
          </table:table-cell>
          <table:table-cell office:value-type="float" office:value="1658" calcext:value-type="float">
            <text:p>1658</text:p>
          </table:table-cell>
          <table:table-cell table:style-name="ce1" table:formula="of:=[.F32] * 100 / [.E32]" office:value-type="float" office:value="6.50221577316758" calcext:value-type="float">
            <text:p>6.50</text:p>
          </table:table-cell>
          <table:table-cell table:number-columns-repeated="2"/>
          <table:table-cell office:value-type="string" calcext:value-type="string">
            <text:p>maj</text:p>
          </table:table-cell>
          <table:table-cell office:value-type="float" office:value="112130" calcext:value-type="float">
            <text:p>112130</text:p>
          </table:table-cell>
          <table:table-cell office:value-type="float" office:value="21309" calcext:value-type="float">
            <text:p>2130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32] * 100 / [.X32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986" calcext:value-type="float">
            <text:p>25986</text:p>
          </table:table-cell>
          <table:table-cell/>
          <table:table-cell office:value-type="string" calcext:value-type="string">
            <text:p>fog</text:p>
          </table:table-cell>
          <table:table-cell office:value-type="float" office:value="18693" calcext:value-type="float">
            <text:p>18693</text:p>
          </table:table-cell>
          <table:table-cell office:value-type="float" office:value="2759" calcext:value-type="float">
            <text:p>2759</text:p>
          </table:table-cell>
          <table:table-cell table:style-name="ce1" table:formula="of:=[.F33] * 100 / [.E33]" office:value-type="float" office:value="14.759535655058" calcext:value-type="float">
            <text:p>14.76</text:p>
          </table:table-cell>
          <table:table-cell table:number-columns-repeated="2"/>
          <table:table-cell office:value-type="string" calcext:value-type="string">
            <text:p>czerwiec</text:p>
          </table:table-cell>
          <table:table-cell office:value-type="float" office:value="115048" calcext:value-type="float">
            <text:p>115048</text:p>
          </table:table-cell>
          <table:table-cell office:value-type="float" office:value="21122" calcext:value-type="float">
            <text:p>2112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33] * 100 / [.X33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634275" calcext:value-type="float">
            <text:p>634275</text:p>
          </table:table-cell>
          <table:table-cell office:value-type="float" office:value="125808" calcext:value-type="float">
            <text:p>125808</text:p>
          </table:table-cell>
          <table:table-cell table:style-name="ce1" table:formula="of:=[.F34] * 100 / [.E34]" office:value-type="float" office:value="19.8349296440818" calcext:value-type="float">
            <text:p>19.83</text:p>
          </table:table-cell>
          <table:table-cell table:number-columns-repeated="2"/>
          <table:table-cell office:value-type="string" calcext:value-type="string">
            <text:p>lipiec</text:p>
          </table:table-cell>
          <table:table-cell office:value-type="float" office:value="121130" calcext:value-type="float">
            <text:p>121130</text:p>
          </table:table-cell>
          <table:table-cell office:value-type="float" office:value="21937" calcext:value-type="float">
            <text:p>2193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34] * 100 / [.X34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" calcext:value-type="float">
            <text:p>1040</text:p>
          </table:table-cell>
          <table:table-cell table:number-columns-repeated="7"/>
          <table:table-cell office:value-type="string" calcext:value-type="string">
            <text:p>sierpień</text:p>
          </table:table-cell>
          <table:table-cell office:value-type="float" office:value="123639" calcext:value-type="float">
            <text:p>123639</text:p>
          </table:table-cell>
          <table:table-cell office:value-type="float" office:value="22505" calcext:value-type="float">
            <text:p>22505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6" calcext:value-type="float">
            <text:p>3786</text:p>
          </table:table-cell>
          <table:table-cell table:number-columns-repeated="7"/>
          <table:table-cell office:value-type="string" calcext:value-type="string">
            <text:p>wrzesień</text:p>
          </table:table-cell>
          <table:table-cell office:value-type="float" office:value="114856" calcext:value-type="float">
            <text:p>114856</text:p>
          </table:table-cell>
          <table:table-cell office:value-type="float" office:value="20324" calcext:value-type="float">
            <text:p>2032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table:number-columns-repeated="7"/>
          <table:table-cell office:value-type="string" calcext:value-type="string">
            <text:p>październik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778" calcext:value-type="float">
            <text:p>2077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2" calcext:value-type="float">
            <text:p>40632</text:p>
          </table:table-cell>
          <table:table-cell/>
          <table:table-cell office:value-type="string" calcext:value-type="string">
            <text:p>&lt;=0%</text:p>
          </table:table-cell>
          <table:table-cell office:value-type="float" office:value="546063" calcext:value-type="float">
            <text:p>546063</text:p>
          </table:table-cell>
          <table:table-cell table:number-columns-repeated="4"/>
          <table:table-cell office:value-type="string" calcext:value-type="string">
            <text:p>listopad</text:p>
          </table:table-cell>
          <table:table-cell office:value-type="float" office:value="109192" calcext:value-type="float">
            <text:p>109192</text:p>
          </table:table-cell>
          <table:table-cell office:value-type="float" office:value="18431" calcext:value-type="float">
            <text:p>18431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" calcext:value-type="float">
            <text:p>758</text:p>
          </table:table-cell>
          <table:table-cell/>
          <table:table-cell office:value-type="string" calcext:value-type="string">
            <text:p>10-20%</text:p>
          </table:table-cell>
          <table:table-cell office:value-type="float" office:value="41344" calcext:value-type="float">
            <text:p>41344</text:p>
          </table:table-cell>
          <table:table-cell table:number-columns-repeated="4"/>
          <table:table-cell office:value-type="string" calcext:value-type="string">
            <text:p>grudzień</text:p>
          </table:table-cell>
          <table:table-cell office:value-type="float" office:value="109138" calcext:value-type="float">
            <text:p>109138</text:p>
          </table:table-cell>
          <table:table-cell office:value-type="float" office:value="17572" calcext:value-type="float">
            <text:p>17572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20-30%</text:p>
          </table:table-cell>
          <table:table-cell office:value-type="float" office:value="35671" calcext:value-type="float">
            <text:p>35671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8" calcext:value-type="float">
            <text:p>5218</text:p>
          </table:table-cell>
          <table:table-cell/>
          <table:table-cell office:value-type="string" calcext:value-type="string">
            <text:p>30-40%</text:p>
          </table:table-cell>
          <table:table-cell office:value-type="float" office:value="23267" calcext:value-type="float">
            <text:p>23267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40-50%</text:p>
          </table:table-cell>
          <table:table-cell office:value-type="float" office:value="20599" calcext:value-type="float">
            <text:p>20599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98" calcext:value-type="float">
            <text:p>48098</text:p>
          </table:table-cell>
          <table:table-cell/>
          <table:table-cell office:value-type="string" calcext:value-type="string">
            <text:p>50-60%</text:p>
          </table:table-cell>
          <table:table-cell office:value-type="float" office:value="15490" calcext:value-type="float">
            <text:p>15490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60-70%</text:p>
          </table:table-cell>
          <table:table-cell office:value-type="float" office:value="11151" calcext:value-type="float">
            <text:p>11151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7" calcext:value-type="float">
            <text:p>1667</text:p>
          </table:table-cell>
          <table:table-cell/>
          <table:table-cell office:value-type="string" calcext:value-type="string">
            <text:p>70-80%</text:p>
          </table:table-cell>
          <table:table-cell office:value-type="float" office:value="13639" calcext:value-type="float">
            <text:p>13639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15" calcext:value-type="float">
            <text:p>6615</text:p>
          </table:table-cell>
          <table:table-cell/>
          <table:table-cell office:value-type="string" calcext:value-type="string">
            <text:p>80-90%</text:p>
          </table:table-cell>
          <table:table-cell office:value-type="float" office:value="5411" calcext:value-type="float">
            <text:p>5411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90-100%</text:p>
          </table:table-cell>
          <table:table-cell office:value-type="float" office:value="2760" calcext:value-type="float">
            <text:p>2760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98" calcext:value-type="float">
            <text:p>70298</text:p>
          </table:table-cell>
          <table:table-cell/>
          <table:table-cell office:value-type="string" calcext:value-type="string">
            <text:p>100-110%</text:p>
          </table:table-cell>
          <table:table-cell office:value-type="float" office:value="6703" calcext:value-type="float">
            <text:p>6703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110-120%</text:p>
          </table:table-cell>
          <table:table-cell office:value-type="float" office:value="3808" calcext:value-type="float">
            <text:p>3808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6" calcext:value-type="float">
            <text:p>2266</text:p>
          </table:table-cell>
          <table:table-cell/>
          <table:table-cell office:value-type="string" calcext:value-type="string">
            <text:p>120-130%</text:p>
          </table:table-cell>
          <table:table-cell office:value-type="float" office:value="1739" calcext:value-type="float">
            <text:p>1739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94" calcext:value-type="float">
            <text:p>6394</text:p>
          </table:table-cell>
          <table:table-cell/>
          <table:table-cell office:value-type="string" calcext:value-type="string">
            <text:p>130-140%</text:p>
          </table:table-cell>
          <table:table-cell office:value-type="float" office:value="2259" calcext:value-type="float">
            <text:p>2259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140-150%</text:p>
          </table:table-cell>
          <table:table-cell office:value-type="float" office:value="2238" calcext:value-type="float">
            <text:p>2238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77" calcext:value-type="float">
            <text:p>65777</text:p>
          </table:table-cell>
          <table:table-cell/>
          <table:table-cell office:value-type="string" calcext:value-type="string">
            <text:p>150-160%</text:p>
          </table:table-cell>
          <table:table-cell office:value-type="float" office:value="1222" calcext:value-type="float">
            <text:p>1222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/>
          <table:table-cell office:value-type="string" calcext:value-type="string">
            <text:p>160-170%</text:p>
          </table:table-cell>
          <table:table-cell office:value-type="float" office:value="1045" calcext:value-type="float">
            <text:p>1045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35" calcext:value-type="float">
            <text:p>2235</text:p>
          </table:table-cell>
          <table:table-cell/>
          <table:table-cell office:value-type="string" calcext:value-type="string">
            <text:p>170-180%</text:p>
          </table:table-cell>
          <table:table-cell office:value-type="float" office:value="973" calcext:value-type="float">
            <text:p>973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20" calcext:value-type="float">
            <text:p>8420</text:p>
          </table:table-cell>
          <table:table-cell/>
          <table:table-cell office:value-type="string" calcext:value-type="string">
            <text:p>180-190%</text:p>
          </table:table-cell>
          <table:table-cell office:value-type="float" office:value="1167" calcext:value-type="float">
            <text:p>1167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190-200%</text:p>
          </table:table-cell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6212" calcext:value-type="float">
            <text:p>116212</text:p>
          </table:table-cell>
          <table:table-cell/>
          <table:table-cell office:value-type="string" calcext:value-type="string">
            <text:p>200-210%</text:p>
          </table:table-cell>
          <table:table-cell office:value-type="float" office:value="554" calcext:value-type="float">
            <text:p>554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210-220%</text:p>
          </table:table-cell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64" calcext:value-type="float">
            <text:p>2464</text:p>
          </table:table-cell>
          <table:table-cell/>
          <table:table-cell office:value-type="string" calcext:value-type="string">
            <text:p>220-230%</text:p>
          </table:table-cell>
          <table:table-cell office:value-type="float" office:value="856" calcext:value-type="float">
            <text:p>856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0" calcext:value-type="float">
            <text:p>6550</text:p>
          </table:table-cell>
          <table:table-cell/>
          <table:table-cell office:value-type="string" calcext:value-type="string">
            <text:p>230-240%</text:p>
          </table:table-cell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240-250%</text:p>
          </table:table-cell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568" calcext:value-type="float">
            <text:p>42568</text:p>
          </table:table-cell>
          <table:table-cell/>
          <table:table-cell office:value-type="string" calcext:value-type="string">
            <text:p>250-260%</text:p>
          </table:table-cell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260-270%</text:p>
          </table:table-cell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270-280%</text:p>
          </table:table-cell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29" calcext:value-type="float">
            <text:p>4529</text:p>
          </table:table-cell>
          <table:table-cell/>
          <table:table-cell office:value-type="string" calcext:value-type="string">
            <text:p>280-290%</text:p>
          </table:table-cell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290-300%</text:p>
          </table:table-cell>
          <table:table-cell office:value-type="float" office:value="380" calcext:value-type="float">
            <text:p>380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582" calcext:value-type="float">
            <text:p>45582</text:p>
          </table:table-cell>
          <table:table-cell/>
          <table:table-cell office:value-type="string" calcext:value-type="string">
            <text:p>300-310%</text:p>
          </table:table-cell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310-320%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320-330%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01" calcext:value-type="float">
            <text:p>4301</text:p>
          </table:table-cell>
          <table:table-cell/>
          <table:table-cell office:value-type="string" calcext:value-type="string">
            <text:p>330-340%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340-350%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187" calcext:value-type="float">
            <text:p>35187</text:p>
          </table:table-cell>
          <table:table-cell/>
          <table:table-cell office:value-type="string" calcext:value-type="string">
            <text:p>350-360%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360-370%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370-380%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/>
          <table:table-cell office:value-type="string" calcext:value-type="string">
            <text:p>380-390%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390-400%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51" calcext:value-type="float">
            <text:p>16651</text:p>
          </table:table-cell>
          <table:table-cell/>
          <table:table-cell office:value-type="string" calcext:value-type="string">
            <text:p>400-410%</text:p>
          </table:table-cell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410-420%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420-43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430-440%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440-45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03" calcext:value-type="float">
            <text:p>14703</text:p>
          </table:table-cell>
          <table:table-cell/>
          <table:table-cell office:value-type="string" calcext:value-type="string">
            <text:p>450-460%</text:p>
          </table:table-cell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460-470%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470-480%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480-49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490-50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13" calcext:value-type="float">
            <text:p>5713</text:p>
          </table:table-cell>
          <table:table-cell/>
          <table:table-cell office:value-type="string" calcext:value-type="string">
            <text:p>500-510%</text:p>
          </table:table-cell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510-52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520-530%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530-540%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540-550%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9" calcext:value-type="float">
            <text:p>6069</text:p>
          </table:table-cell>
          <table:table-cell/>
          <table:table-cell office:value-type="string" calcext:value-type="string">
            <text:p>550-560%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560-570%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570-580%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580-59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590-600%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8" calcext:value-type="float">
            <text:p>1828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49" calcext:value-type="float">
            <text:p>7549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43" calcext:value-type="float">
            <text:p>4743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11:27:35.630132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32:48.089668655</meta:creation-date>
    <dc:date>2015-06-04T11:50:23.095714663</dc:date>
    <meta:editing-duration>PT3H32M12S</meta:editing-duration>
    <meta:editing-cycles>8</meta:editing-cycles>
    <meta:generator>LibreOffice/4.2.8.2$Linux_X86_64 LibreOffice_project/420m0$Build-2</meta:generator>
    <meta:document-statistic meta:table-count="1" meta:cell-count="63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Liczba wypadków w zależności od prędkości</text:p>
        </chart:title>
        <chart:subtitle svg:x="7.52cm" svg:y="1.301cm" chart:style-name="ch3">
          <text:p>USA</text:p>
        </chart:subtitle>
        <chart:plot-area chart:style-name="ch4" table:cell-range-address="Sheet1.A3:Sheet1.B146" chart:data-source-has-labels="column" svg:x="0.32cm" svg:y="2.19cm" svg:width="15.36cm" svg:height="5.649cm">
          <chartooo:coordinate-region svg:x="1.682cm" svg:y="2.389cm" svg:width="13.998cm" svg:height="4.526cm"/>
          <chart:axis chart:dimension="x" chart:name="primary-x" chart:style-name="ch5" chartooo:axis-type="auto">
            <chartooo:date-scale/>
            <chart:title svg:x="6.805cm" svg:y="8.019cm" chart:style-name="ch6">
              <text:p>Prędkość [km/h]</text:p>
            </chart:title>
            <chart:categories table:cell-range-address="Sheet1.A3:Sheet1.A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146" chart:class="chart:bar"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46</svg:desc>
                </draw:g>
              </table:table-cell>
              <table:table-cell office:value-type="float" office:value="51169">
                <text:p>51169</text:p>
                <draw:g>
                  <svg:desc>Sheet1.B3:Sheet1.B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298">
                <text:p>702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77">
                <text:p>657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5582">
                <text:p>455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4.318cm" svg:y="1.301cm" chart:style-name="ch3">
          <text:p>w których kierowca przekraczał prędkość</text:p>
        </chart:subtitle>
        <chart:legend chart:legend-position="end" svg:x="13.34cm" svg:y="2.707cm" style:legend-expansion="high" chart:style-name="ch4"/>
        <chart:plot-area chart:style-name="ch5" table:cell-range-address="Sheet1.K3:Sheet1.K9 Sheet1.N3:Sheet1.N9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3:Sheet1.N3" chart:label-cell-address="Sheet1.K3:Sheet1.K3" chart:class="chart:bar">
            <chart:data-point/>
          </chart:series>
          <chart:series chart:style-name="ch10" chart:values-cell-range-address="Sheet1.N4:Sheet1.N4" chart:label-cell-address="Sheet1.K4:Sheet1.K4" chart:class="chart:bar">
            <chart:data-point/>
          </chart:series>
          <chart:series chart:style-name="ch11" chart:values-cell-range-address="Sheet1.N5:Sheet1.N5" chart:label-cell-address="Sheet1.K5:Sheet1.K5" chart:class="chart:bar">
            <chart:data-point/>
          </chart:series>
          <chart:series chart:style-name="ch12" chart:values-cell-range-address="Sheet1.N6:Sheet1.N6" chart:label-cell-address="Sheet1.K6:Sheet1.K6" chart:class="chart:bar">
            <chart:data-point/>
          </chart:series>
          <chart:series chart:style-name="ch13" chart:values-cell-range-address="Sheet1.N7:Sheet1.N7" chart:label-cell-address="Sheet1.K7:Sheet1.K7" chart:class="chart:bar">
            <chart:data-point/>
          </chart:series>
          <chart:series chart:style-name="ch14" chart:values-cell-range-address="Sheet1.N8:Sheet1.N8" chart:label-cell-address="Sheet1.K8:Sheet1.K8" chart:class="chart:bar">
            <chart:data-point/>
          </chart:series>
          <chart:series chart:style-name="ch15" chart:values-cell-range-address="Sheet1.N9:Sheet1.N9" chart:label-cell-address="Sheet1.K9:Sheet1.K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K3:Sheet1.K3</svg:desc>
                </draw:g>
              </table:table-cell>
              <table:table-cell office:value-type="float" office:value="19.844779221779">
                <text:p>19.844779221779</text:p>
                <draw:g>
                  <svg:desc>Sheet1.N3:Sheet1.N3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Sheet1.K4:Sheet1.K4</svg:desc>
                </draw:g>
              </table:table-cell>
              <table:table-cell office:value-type="float" office:value="16.7322117136992">
                <text:p>16.7322117136992</text:p>
                <draw:g>
                  <svg:desc>Sheet1.N4:Sheet1.N4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K5:Sheet1.K5</svg:desc>
                </draw:g>
              </table:table-cell>
              <table:table-cell office:value-type="float" office:value="16.2689747704612">
                <text:p>16.2689747704612</text:p>
                <draw:g>
                  <svg:desc>Sheet1.N5:Sheet1.N5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K6:Sheet1.K6</svg:desc>
                </draw:g>
              </table:table-cell>
              <table:table-cell office:value-type="float" office:value="16.313409771639">
                <text:p>16.313409771639</text:p>
                <draw:g>
                  <svg:desc>Sheet1.N6:Sheet1.N6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6338265324401">
                <text:p>16.6338265324401</text:p>
                <draw:g>
                  <svg:desc>Sheet1.N7:Sheet1.N7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Sheet1.K8:Sheet1.K8</svg:desc>
                </draw:g>
              </table:table-cell>
              <table:table-cell office:value-type="float" office:value="17.4780161968378">
                <text:p>17.4780161968378</text:p>
                <draw:g>
                  <svg:desc>Sheet1.N8:Sheet1.N8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K9:Sheet1.K9</svg:desc>
                </draw:g>
              </table:table-cell>
              <table:table-cell office:value-type="float" office:value="19.6412872872953">
                <text:p>19.6412872872953</text:p>
                <draw:g>
                  <svg:desc>Sheet1.N9:Sheet1.N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Procent wypdaków śmiertelnych w danym miesiącu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J28:Sheet1.J39 Sheet1.L28:Sheet1.L39" chart:data-source-has-labels="column" svg:x="0.32cm" svg:y="2.19cm" svg:width="15.36cm" svg:height="6.63cm">
          <chartooo:coordinate-region svg:x="1.497cm" svg:y="2.389cm" svg:width="14.106cm" svg:height="5.386cm"/>
          <chart:axis chart:dimension="x" chart:name="primary-x" chart:style-name="ch5" chartooo:axis-type="auto">
            <chartooo:date-scale/>
            <chart:categories table:cell-range-address="Sheet1.J28:Sheet1.J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L39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J28:Sheet1.J39</svg:desc>
                </draw:g>
              </table:table-cell>
              <table:table-cell office:value-type="float" office:value="15191">
                <text:p>15191</text:p>
                <draw:g>
                  <svg:desc>Sheet1.L28:Sheet1.L3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572">
                <text:p>17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48cm" svg:y="0.316cm" chart:style-name="ch2">
          <text:p>Procent wypadków śmiertelnych o danej godzinie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W2:Sheet1.W34 Sheet1.Z2:Sheet1.Z34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W2:Sheet1.W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Z2:Sheet1.Z34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W2:Sheet1.W34</svg:desc>
                </draw:g>
              </table:table-cell>
              <table:table-cell office:value-type="float" office:value="21.7385707159294">
                <text:p>21.7385707159294</text:p>
                <draw:g>
                  <svg:desc>Sheet1.Z2:Sheet1.Z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3827935511485">
                <text:p>13.3827935511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13235672064">
                <text:p>13.35132356720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0290318893588">
                <text:p>14.02903188935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4713488843813">
                <text:p>14.47134888438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455758793193">
                <text:p>14.84557587931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2678661171977">
                <text:p>15.2678661171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5208025966362">
                <text:p>15.5208025966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2389916899125">
                <text:p>16.2389916899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302078445444">
                <text:p>16.43020784454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9936954479228">
                <text:p>16.99369544792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1162365372892">
                <text:p>18.11623653728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659334795755">
                <text:p>18.7659334795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.1832622788063">
                <text:p>19.18326227880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7790420260598">
                <text:p>20.77904202605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.9116389838788">
                <text:p>21.91163898387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.7385707159294">
                <text:p>21.7385707159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Liczba wypadków w zależności od</text:p>
        </chart:title>
        <chart:subtitle svg:x="4.53cm" svg:y="1.301cm" chart:style-name="ch3">
          <text:p>procentowego przekroczenia prędkości</text:p>
        </chart:subtitle>
        <chart:plot-area chart:style-name="ch4" table:cell-range-address="Sheet1.D39:Sheet1.E68" chart:data-source-has-labels="column" svg:x="0.32cm" svg:y="2.19cm" svg:width="15.36cm" svg:height="6.63cm">
          <chartooo:coordinate-region svg:x="1.497cm" svg:y="2.389cm" svg:width="14.183cm" svg:height="4.815cm"/>
          <chart:axis chart:dimension="x" chart:name="primary-x" chart:style-name="ch5" chartooo:axis-type="auto">
            <chartooo:date-scale/>
            <chart:categories table:cell-range-address="Sheet1.D39:Sheet1.D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39:Sheet1.E68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0-20%</text:p>
                <draw:g>
                  <svg:desc>Sheet1.D39:Sheet1.D68</svg:desc>
                </draw:g>
              </table:table-cell>
              <table:table-cell office:value-type="float" office:value="41344">
                <text:p>41344</text:p>
                <draw:g>
                  <svg:desc>Sheet1.E39:Sheet1.E68</svg:desc>
                </draw:g>
              </table:table-cell>
            </table:table-row>
            <table:table-row>
              <table:table-cell office:value-type="string">
                <text:p>20-30%</text:p>
              </table:table-cell>
              <table:table-cell office:value-type="float" office:value="35671">
                <text:p>35671</text:p>
              </table:table-cell>
            </table:table-row>
            <table:table-row>
              <table:table-cell office:value-type="string">
                <text:p>30-40%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40-50%</text:p>
              </table:table-cell>
              <table:table-cell office:value-type="float" office:value="20599">
                <text:p>20599</text:p>
              </table:table-cell>
            </table:table-row>
            <table:table-row>
              <table:table-cell office:value-type="string">
                <text:p>50-60%</text:p>
              </table:table-cell>
              <table:table-cell office:value-type="float" office:value="15490">
                <text:p>15490</text:p>
              </table:table-cell>
            </table:table-row>
            <table:table-row>
              <table:table-cell office:value-type="string">
                <text:p>60-70%</text:p>
              </table:table-cell>
              <table:table-cell office:value-type="float" office:value="11151">
                <text:p>11151</text:p>
              </table:table-cell>
            </table:table-row>
            <table:table-row>
              <table:table-cell office:value-type="string">
                <text:p>70-80%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string">
                <text:p>80-90%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90-100%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100-110%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110-120%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20-130%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30-140%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140-150%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150-160%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60-170%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70-180%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80-190%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90-200%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0-210%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10-220%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0-230%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230-240%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0-250%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0-260%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0-270%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70-280%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0-290%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0-300%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00-310%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